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4728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>
      <style:text-properties fo:font-size="12pt" fo:font-weight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style:vertical-align="top"/>
      <style:text-properties fo:font-weight="bold"/>
    </style:style>
    <style:style style:name="ce4" style:family="table-cell" style:parent-style-name="Default" style:data-style-name="N5000">
      <style:text-properties fo:font-weight="bold"/>
    </style:style>
    <style:style style:name="ce5" style:family="table-cell" style:parent-style-name="Default" style:data-style-name="N5000">
      <style:text-properties fo:font-weight="bold" style:font-weight-asian="bold" style:font-weight-complex="bold"/>
    </style:style>
    <style:style style:name="ce6" style:family="table-cell" style:parent-style-name="Default" style:data-style-name="N5000">
      <style:table-cell-properties style:vertical-align="top"/>
    </style:style>
    <style:style style:name="ce7" style:family="table-cell" style:parent-style-name="Default" style:data-style-name="N5000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5000">
      <style:table-cell-properties style:vertical-align="top"/>
      <style:text-properties style:font-name="Arial" style:font-name-asian="Bitstream Vera Sans" style:font-name-complex="Lucidasans"/>
    </style:style>
    <style:style style:name="ce9" style:family="table-cell" style:parent-style-name="Default" style:data-style-name="N5000">
      <style:text-properties style:font-name="Arial" style:font-name-asian="Bitstream Vera Sans" style:font-name-complex="Lucidasans"/>
    </style:style>
    <style:style style:name="ce10" style:family="table-cell" style:parent-style-name="Default" style:data-style-name="N5002"/>
    <style:style style:name="ce11" style:family="table-cell" style:parent-style-name="Default" style:data-style-name="N5002">
      <style:table-cell-properties style:text-align-source="fix" style:repeat-content="false"/>
      <style:paragraph-properties fo:text-align="end"/>
      <style:text-properties fo:color="#ff0000"/>
    </style:style>
    <style:style style:name="ce12" style:family="table-cell" style:parent-style-name="Default" style:data-style-name="N5000">
      <style:table-cell-properties style:text-align-source="fix" style:repeat-content="false"/>
      <style:paragraph-properties fo:text-align="end"/>
      <style:text-properties fo:color="#ff0000"/>
    </style:style>
  </office:automatic-styles>
  <office:body>
    <office:spreadsheet>
      <table:table table:name="Sparse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247" table:default-cell-style-name="ce2"/>
        <table:table-row table:style-name="ro1">
          <table:table-cell table:style-name="ce1" office:value-type="string">
            <text:p># Bond Lengths</text:p>
          </table:table-cell>
          <table:table-cell table:number-columns-repeated="251"/>
        </table:table-row>
        <table:table-row table:style-name="ro2">
          <table:table-cell office:value-type="string">
            <text:p>#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# reference 1</text:p>
          </table:table-cell>
          <table:table-cell table:number-columns-repeated="2"/>
          <table:table-cell table:style-name="ce6" office:value-type="string">
            <text:p>Data for General, Inorganic, Organic, and Physical Chemistry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number-columns-repeated="2"/>
          <table:table-cell table:style-name="ce8" office:value-type="string">
            <text:p>Copyright 1989 by C.D. Schaeffer, Jr.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number-columns-repeated="2"/>
          <table:table-cell table:style-name="ce8" office:value-type="string">
            <text:p>(Elizabethtown College)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number-columns-repeated="2"/>
          <table:table-cell table:style-name="ce8" office:value-type="string">
            <text:p>C.A. Strausser, M.W. Thomsen, and C.H. Yoder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number-columns-repeated="2"/>
          <table:table-cell table:style-name="ce8" office:value-type="string">
            <text:p>(Franklin &amp; Marshall College)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style-name="ce6"/>
          <table:table-cell/>
          <table:table-cell office:value-type="string">
            <text:p>http://wulfenite.fandm.edu/Data%20/Data.html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# reference 2</text:p>
          </table:table-cell>
          <table:table-cell table:style-name="ce6"/>
          <table:table-cell/>
          <table:table-cell table:style-name="ce9" office:value-type="string">
            <text:p>www.chem.ed.ac.uk/teaching/undergrad/chemistry1_icb/ supplement/appendix7.pdf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#</text:p>
          </table:table-cell>
          <table:table-cell table:style-name="ce6"/>
          <table:table-cell table:number-columns-repeated="250"/>
        </table:table-row>
        <table:table-row table:style-name="ro2">
          <table:table-cell office:value-type="string">
            <text:p>unit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#atom</text:p>
          </table:table-cell>
          <table:table-cell table:style-name="ce4" office:value-type="string">
            <text:p>atom</text:p>
          </table:table-cell>
          <table:table-cell table:number-columns-repeated="2" table:style-name="ce4" office:value-type="string">
            <text:p>number</text:p>
          </table:table-cell>
          <table:table-cell table:style-name="ce4" office:value-type="string">
            <text:p>reference 1</text:p>
          </table:table-cell>
          <table:table-cell table:style-name="ce4" table:number-columns-repeated="2"/>
          <table:table-cell table:style-name="ce4" office:value-type="string">
            <text:p>reference 2</text:p>
          </table:table-cell>
          <table:table-cell table:style-name="ce4" table:number-columns-repeated="244"/>
        </table:table-row>
        <table:table-row table:style-name="ro2">
          <table:table-cell table:style-name="ce4" office:value-type="string">
            <text:p>#</text:p>
          </table:table-cell>
          <table:table-cell table:style-name="ce4"/>
          <table:table-cell table:number-columns-repeated="2"/>
          <table:table-cell table:style-name="ce4" office:value-type="string">
            <text:p>single</text:p>
          </table:table-cell>
          <table:table-cell table:style-name="ce4" office:value-type="string">
            <text:p>double</text:p>
          </table:table-cell>
          <table:table-cell table:style-name="ce4" office:value-type="string">
            <text:p>triple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double</text:p>
          </table:table-cell>
          <table:table-cell table:style-name="ce4" office:value-type="string">
            <text:p>triple</text:p>
          </table:table-cell>
          <table:table-cell table:style-name="ce4" table:number-columns-repeated="242"/>
        </table:table-row>
        <table:table-row table:style-name="ro2">
          <table:table-cell table:number-columns-repeated="2" office:value-type="string">
            <text:p>H</text:p>
          </table:table-cell>
          <table:table-cell table:number-columns-repeated="2" office:value-type="float" office:value="1">
            <text:p>1</text:p>
          </table:table-cell>
          <table:table-cell table:style-name="ce10" office:value-type="float" office:value="0.74">
            <text:p>0.74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0.75">
            <text:p>0.75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0" office:value-type="float" office:value="1.19">
            <text:p>1.19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0" office:value-type="float" office:value="1.09">
            <text:p>1.09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08">
            <text:p>1.08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0" office:value-type="float" office:value="1.01">
            <text:p>1.01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01">
            <text:p>1.01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0" office:value-type="float" office:value="0.96">
            <text:p>0.96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0.96">
            <text:p>0.96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0" office:value-type="float" office:value="0.92">
            <text:p>0.92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0.92">
            <text:p>0.92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10" office:value-type="float" office:value="1.48">
            <text:p>1.48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10" office:value-type="float" office:value="1.44">
            <text:p>1.44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44">
            <text:p>1.44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10" office:value-type="float" office:value="1.34">
            <text:p>1.34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34">
            <text:p>1.34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Cl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0" office:value-type="float" office:value="1.27">
            <text:p>1.27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27">
            <text:p>1.27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Ge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10" office:value-type="float" office:value="1.53">
            <text:p>1.53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10" office:value-type="float" office:value="1.52">
            <text:p>1.52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Se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0" office:value-type="float" office:value="1.46">
            <text:p>1.46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Br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10" office:value-type="float" office:value="1.41">
            <text:p>1.41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41">
            <text:p>1.41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Sn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office:value-type="float" office:value="1.7">
            <text:p>1.7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Te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style-name="ce10" office:value-type="float" office:value="1.7">
            <text:p>1.7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style-name="ce10" office:value-type="float" office:value="1.61">
            <text:p>1.61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61">
            <text:p>1.61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B</text:p>
          </table:table-cell>
          <table:table-cell office:value-type="string">
            <text:p>C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10" office:value-type="float" office:value="1.75">
            <text:p>1.75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</text:p>
          </table:table-cell>
          <table:table-cell table:number-columns-repeated="2" office:value-type="float" office:value="6">
            <text:p>6</text:p>
          </table:table-cell>
          <table:table-cell table:style-name="ce10" office:value-type="float" office:value="1.54">
            <text:p>1.54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1.2">
            <text:p>1.20</text:p>
          </table:table-cell>
          <table:table-cell office:value-type="float" office:value="1.54">
            <text:p>1.54</text:p>
          </table:table-cell>
          <table:table-cell office:value-type="float" office:value="1.34">
            <text:p>1.34</text:p>
          </table:table-cell>
          <table:table-cell office:value-type="float" office:value="1.2">
            <text:p>1.2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0" office:value-type="float" office:value="1.47">
            <text:p>1.47</text:p>
          </table:table-cell>
          <table:table-cell table:style-name="ce10" office:value-type="float" office:value="1.29">
            <text:p>1.29</text:p>
          </table:table-cell>
          <table:table-cell table:style-name="ce10" office:value-type="float" office:value="1.16">
            <text:p>1.16</text:p>
          </table:table-cell>
          <table:table-cell office:value-type="float" office:value="1.47">
            <text:p>1.47</text:p>
          </table:table-cell>
          <table:table-cell office:value-type="float" office:value="1.32">
            <text:p>1.32</text:p>
          </table:table-cell>
          <table:table-cell office:value-type="float" office:value="1.16">
            <text:p>1.16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0" office:value-type="float" office:value="1.43">
            <text:p>1.43</text:p>
          </table:table-cell>
          <table:table-cell table:style-name="ce10" office:value-type="float" office:value="1.2">
            <text:p>1.20</text:p>
          </table:table-cell>
          <table:table-cell table:style-name="ce10" office:value-type="float" office:value="1.13">
            <text:p>1.13</text:p>
          </table:table-cell>
          <table:table-cell office:value-type="float" office:value="1.43">
            <text:p>1.43</text:p>
          </table:table-cell>
          <table:table-cell office:value-type="float" office:value="1.2">
            <text:p>1.2</text:p>
          </table:table-cell>
          <table:table-cell office:value-type="float" office:value="1.13">
            <text:p>1.13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0" office:value-type="float" office:value="1.35">
            <text:p>1.35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35">
            <text:p>1.35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Si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10" office:value-type="float" office:value="1.85">
            <text:p>1.85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ce10" office:value-type="float" office:value="1.84">
            <text:p>1.84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84">
            <text:p>1.84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style-name="ce10" office:value-type="float" office:value="1.82">
            <text:p>1.82</text:p>
          </table:table-cell>
          <table:table-cell table:style-name="ce10" office:value-type="float" office:value="1.6">
            <text:p>1.60</text:p>
          </table:table-cell>
          <table:table-cell table:style-name="ce12" office:value-type="string">
            <text:p>NA</text:p>
          </table:table-cell>
          <table:table-cell office:value-type="float" office:value="1.82">
            <text:p>1.82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Cl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style-name="ce10" office:value-type="float" office:value="1.77">
            <text:p>1.77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77">
            <text:p>1.77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G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style-name="ce10" office:value-type="float" office:value="1.95">
            <text:p>1.95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Br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style-name="ce10" office:value-type="float" office:value="1.94">
            <text:p>1.94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94">
            <text:p>1.94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Sn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10" office:value-type="float" office:value="2.16">
            <text:p>2.16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style-name="ce10" office:value-type="float" office:value="2.14">
            <text:p>2.14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2.14">
            <text:p>2.14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Pb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style-name="ce10" office:value-type="float" office:value="2.3">
            <text:p>2.3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N</text:p>
          </table:table-cell>
          <table:table-cell table:number-columns-repeated="2" office:value-type="float" office:value="7">
            <text:p>7</text:p>
          </table:table-cell>
          <table:table-cell table:style-name="ce10" office:value-type="float" office:value="1.45">
            <text:p>1.45</text:p>
          </table:table-cell>
          <table:table-cell table:style-name="ce10" office:value-type="float" office:value="1.25">
            <text:p>1.25</text:p>
          </table:table-cell>
          <table:table-cell table:style-name="ce10" office:value-type="float" office:value="1.1">
            <text:p>1.10</text:p>
          </table:table-cell>
          <table:table-cell office:value-type="float" office:value="1.45">
            <text:p>1.45</text:p>
          </table:table-cell>
          <table:table-cell office:value-type="float" office:value="1.25">
            <text:p>1.25</text:p>
          </table:table-cell>
          <table:table-cell office:value-type="float" office:value="1.1">
            <text:p>1.1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0" office:value-type="float" office:value="1.4">
            <text:p>1.40</text:p>
          </table:table-cell>
          <table:table-cell table:style-name="ce10" office:value-type="float" office:value="1.21">
            <text:p>1.21</text:p>
          </table:table-cell>
          <table:table-cell table:style-name="ce12" office:value-type="string">
            <text:p>NA</text:p>
          </table:table-cell>
          <table:table-cell office:value-type="float" office:value="1.4">
            <text:p>1.4</text:p>
          </table:table-cell>
          <table:table-cell office:value-type="float" office:value="1.21">
            <text:p>1.21</text:p>
          </table:table-cell>
          <table:table-cell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0" office:value-type="float" office:value="1.36">
            <text:p>1.36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36">
            <text:p>1.36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11" office:value-type="string">
            <text:p>NA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57">
            <text:p>1.57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11" office:value-type="string">
            <text:p>NA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65">
            <text:p>1.65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</text:p>
          </table:table-cell>
          <table:table-cell office:value-type="string">
            <text:p>Cl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style-name="ce10" office:value-type="float" office:value="1.75">
            <text:p>1.75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75">
            <text:p>1.75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O</text:p>
          </table:table-cell>
          <table:table-cell table:number-columns-repeated="2" office:value-type="float" office:value="8">
            <text:p>8</text:p>
          </table:table-cell>
          <table:table-cell table:style-name="ce10" office:value-type="float" office:value="1.48">
            <text:p>1.48</text:p>
          </table:table-cell>
          <table:table-cell table:style-name="ce10" office:value-type="float" office:value="1.21">
            <text:p>1.21</text:p>
          </table:table-cell>
          <table:table-cell table:style-name="ce12" office:value-type="string">
            <text:p>NA</text:p>
          </table:table-cell>
          <table:table-cell office:value-type="float" office:value="1.48">
            <text:p>1.48</text:p>
          </table:table-cell>
          <table:table-cell office:value-type="float" office:value="1.21">
            <text:p>1.21</text:p>
          </table:table-cell>
          <table:table-cell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0" office:value-type="float" office:value="1.42">
            <text:p>1.42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42">
            <text:p>1.42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style-name="Default" table:number-columns-repeated="252"/>
        </table:table-row>
        <table:table-row table:style-name="ro2">
          <table:table-cell office:value-type="string">
            <text:p>O</text:p>
          </table:table-cell>
          <table:table-cell office:value-type="string">
            <text:p>Si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10" office:value-type="float" office:value="1.63">
            <text:p>1.63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10" office:value-type="float" office:value="1.63">
            <text:p>1.63</text:p>
          </table:table-cell>
          <table:table-cell table:style-name="ce10" office:value-type="float" office:value="1.5">
            <text:p>1.50</text:p>
          </table:table-cell>
          <table:table-cell table:style-name="ce12" office:value-type="string">
            <text:p>NA</text:p>
          </table:table-cell>
          <table:table-cell office:value-type="float" office:value="1.63">
            <text:p>1.63</text:p>
          </table:table-cell>
          <table:table-cell office:value-type="float" office:value="1.5">
            <text:p>1.5</text:p>
          </table:table-cell>
          <table:table-cell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11" office:value-type="string">
            <text:p>NA</text:p>
          </table:table-cell>
          <table:table-cell table:style-name="ce10" office:value-type="float" office:value="1.43">
            <text:p>1.43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43">
            <text:p>1.43</text:p>
          </table:table-cell>
          <table:table-cell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Cl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style-name="ce11" office:value-type="string">
            <text:p>NA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2.03">
            <text:p>2.03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As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style-name="ce10" office:value-type="float" office:value="1.78">
            <text:p>1.78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</text:p>
          </table:table-cell>
          <table:table-cell office:value-type="string">
            <text:p>Xe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style-name="ce10" office:value-type="float" office:value="1.75">
            <text:p>1.75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F</text:p>
          </table:table-cell>
          <table:table-cell table:number-columns-repeated="2" office:value-type="float" office:value="9">
            <text:p>9</text:p>
          </table:table-cell>
          <table:table-cell table:style-name="ce10" office:value-type="float" office:value="1.42">
            <text:p>1.42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42">
            <text:p>1.42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ce10" office:value-type="float" office:value="1.6">
            <text:p>1.6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ce10" office:value-type="float" office:value="1.54">
            <text:p>1.54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54">
            <text:p>1.54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10" office:value-type="float" office:value="1.56">
            <text:p>1.56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56">
            <text:p>1.56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Cl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11" office:value-type="string">
            <text:p>NA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65">
            <text:p>1.65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Ge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style-name="ce10" office:value-type="float" office:value="1.68">
            <text:p>1.68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As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style-name="ce10" office:value-type="float" office:value="1.71">
            <text:p>1.71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Kr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style-name="ce10" office:value-type="float" office:value="1.9">
            <text:p>1.9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Br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style-name="ce11" office:value-type="string">
            <text:p>NA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76">
            <text:p>1.76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table:style-name="ce10" office:value-type="float" office:value="1.91">
            <text:p>1.91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8">
            <text:p>1.8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Xe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style-name="ce10" office:value-type="float" office:value="1.95">
            <text:p>1.95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i</text:p>
          </table:table-cell>
          <table:table-cell table:number-columns-repeated="2" office:value-type="float" office:value="14">
            <text:p>14</text:p>
          </table:table-cell>
          <table:table-cell table:style-name="ce10" office:value-type="float" office:value="2.23">
            <text:p>2.23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i</text:p>
          </table:table-cell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style-name="ce10" office:value-type="float" office:value="2">
            <text:p>2.0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i</text:p>
          </table:table-cell>
          <table:table-cell office:value-type="string">
            <text:p>Cl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10" office:value-type="float" office:value="2.02">
            <text:p>2.02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i</text:p>
          </table:table-cell>
          <table:table-cell office:value-type="string">
            <text:p>Br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style-name="ce10" office:value-type="float" office:value="2.15">
            <text:p>2.15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style-name="ce10" office:value-type="float" office:value="2.43">
            <text:p>2.43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</text:p>
          </table:table-cell>
          <table:table-cell table:number-columns-repeated="2" office:value-type="float" office:value="15">
            <text:p>15</text:p>
          </table:table-cell>
          <table:table-cell table:style-name="ce10" office:value-type="float" office:value="2.21">
            <text:p>2.21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89">
            <text:p>1.89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</text:p>
          </table:table-cell>
          <table:table-cell office:value-type="string">
            <text:p>S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11" office:value-type="string">
            <text:p>NA</text:p>
          </table:table-cell>
          <table:table-cell table:style-name="ce10" office:value-type="float" office:value="1.86">
            <text:p>1.86</text:p>
          </table:table-cell>
          <table:table-cell table:number-columns-repeated="4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</text:p>
          </table:table-cell>
          <table:table-cell office:value-type="string">
            <text:p>Cl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style-name="ce10" office:value-type="float" office:value="2.03">
            <text:p>2.03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2.03">
            <text:p>2.03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</text:p>
          </table:table-cell>
          <table:table-cell table:number-columns-repeated="2" office:value-type="float" office:value="16">
            <text:p>16</text:p>
          </table:table-cell>
          <table:table-cell table:style-name="ce10" office:value-type="float" office:value="2.05">
            <text:p>2.05</text:p>
          </table:table-cell>
          <table:table-cell table:style-name="ce10" office:value-type="float" office:value="1.49">
            <text:p>1.49</text:p>
          </table:table-cell>
          <table:table-cell table:style-name="ce12" office:value-type="string">
            <text:p>NA</text:p>
          </table:table-cell>
          <table:table-cell office:value-type="float" office:value="2.05">
            <text:p>2.05</text:p>
          </table:table-cell>
          <table:table-cell office:value-type="float" office:value="1.56">
            <text:p>1.56</text:p>
          </table:table-cell>
          <table:table-cell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</text:p>
          </table:table-cell>
          <table:table-cell office:value-type="string">
            <text:p>Cl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style-name="ce10" office:value-type="float" office:value="2.07">
            <text:p>2.07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2.07">
            <text:p>2.07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l</text:p>
          </table:table-cell>
          <table:table-cell table:number-columns-repeated="2" office:value-type="float" office:value="17">
            <text:p>17</text:p>
          </table:table-cell>
          <table:table-cell table:style-name="ce10" office:value-type="float" office:value="1.99">
            <text:p>1.99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1.99">
            <text:p>1.99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G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style-name="ce10" office:value-type="float" office:value="2.1">
            <text:p>2.1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As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style-name="ce10" office:value-type="float" office:value="2.16">
            <text:p>2.16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Sn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style-name="ce10" office:value-type="float" office:value="2.33">
            <text:p>2.33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Sb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style-name="ce10" office:value-type="float" office:value="2.32">
            <text:p>2.32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Br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style-name="ce11" office:value-type="string">
            <text:p>NA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2.14">
            <text:p>2.14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I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style-name="ce10" office:value-type="float" office:value="2.32">
            <text:p>2.32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2.32">
            <text:p>2.32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l</text:p>
          </table:table-cell>
          <table:table-cell office:value-type="string">
            <text:p>Pb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table:style-name="ce10" office:value-type="float" office:value="2.42">
            <text:p>2.42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Ge</text:p>
          </table:table-cell>
          <table:table-cell table:number-columns-repeated="2" office:value-type="float" office:value="32">
            <text:p>32</text:p>
          </table:table-cell>
          <table:table-cell table:style-name="ce10" office:value-type="float" office:value="2.41">
            <text:p>2.41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Ge</text:p>
          </table:table-cell>
          <table:table-cell office:value-type="string">
            <text:p>Br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style-name="ce10" office:value-type="float" office:value="2.3">
            <text:p>2.3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As</text:p>
          </table:table-cell>
          <table:table-cell table:number-columns-repeated="2" office:value-type="float" office:value="33">
            <text:p>33</text:p>
          </table:table-cell>
          <table:table-cell table:style-name="ce10" office:value-type="float" office:value="2.43">
            <text:p>2.43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As</text:p>
          </table:table-cell>
          <table:table-cell office:value-type="string">
            <text:p>Br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style-name="ce10" office:value-type="float" office:value="2.33">
            <text:p>2.33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As</text:p>
          </table:table-cell>
          <table:table-cell office:value-type="string">
            <text:p>I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table:style-name="ce10" office:value-type="float" office:value="2.54">
            <text:p>2.54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e</text:p>
          </table:table-cell>
          <table:table-cell table:number-columns-repeated="2" office:value-type="float" office:value="34">
            <text:p>34</text:p>
          </table:table-cell>
          <table:table-cell table:style-name="ce11" office:value-type="string">
            <text:p>NA</text:p>
          </table:table-cell>
          <table:table-cell table:style-name="ce10" office:value-type="float" office:value="2.15">
            <text:p>2.15</text:p>
          </table:table-cell>
          <table:table-cell table:number-columns-repeated="4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Br</text:p>
          </table:table-cell>
          <table:table-cell table:number-columns-repeated="2" office:value-type="float" office:value="35">
            <text:p>35</text:p>
          </table:table-cell>
          <table:table-cell table:style-name="ce10" office:value-type="float" office:value="2.28">
            <text:p>2.28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2.29">
            <text:p>2.29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Br</text:p>
          </table:table-cell>
          <table:table-cell office:value-type="string">
            <text:p>Sn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style-name="ce10" office:value-type="float" office:value="2.5">
            <text:p>2.5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</text:p>
          </table:table-cell>
          <table:table-cell table:number-columns-repeated="2" office:value-type="float" office:value="53">
            <text:p>53</text:p>
          </table:table-cell>
          <table:table-cell table:style-name="ce10" office:value-type="float" office:value="2.67">
            <text:p>2.67</text:p>
          </table:table-cell>
          <table:table-cell table:number-columns-repeated="2" table:style-name="ce12" office:value-type="string">
            <text:p>NA</text:p>
          </table:table-cell>
          <table:table-cell office:value-type="float" office:value="2.67">
            <text:p>2.67</text:p>
          </table:table-cell>
          <table:table-cell table:number-columns-repeated="2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I</text:p>
          </table:table-cell>
          <table:table-cell office:value-type="string">
            <text:p>Sn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style-name="ce10" office:value-type="float" office:value="2.7">
            <text:p>2.70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I</text:p>
          </table:table-cell>
          <table:table-cell office:value-type="string">
            <text:p>Pb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table:style-name="ce10" office:value-type="float" office:value="2.79">
            <text:p>2.79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>
          <table:table-cell table:number-columns-repeated="2"/>
          <table:table-cell table:style-name="ce7" table:number-columns-repeated="6"/>
          <table:table-cell table:number-columns-repeated="244"/>
        </table:table-row>
        <table:table-row table:style-name="ro2">
          <table:table-cell table:style-name="ce5" office:value-type="string">
            <text:p># These are derived from various QM calculations at the CMM. Consider these values as approximative. Do not hesitate to provide us with reliable reference data.</text:p>
          </table:table-cell>
          <table:table-cell table:number-columns-repeated="251"/>
        </table:table-row>
        <table:table-row table:style-name="ro2">
          <table:table-cell office:value-type="string">
            <text:p>O</text:p>
          </table:table-cell>
          <table:table-cell office:value-type="string">
            <text:p>Al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10" office:value-type="float" office:value="1.725">
            <text:p>1.73</text:p>
          </table:table-cell>
          <table:table-cell table:number-columns-repeated="5" table:style-name="ce12" office:value-type="string">
            <text:p>NA</text:p>
          </table:table-cell>
          <table:table-cell table:number-columns-repeated="242"/>
        </table:table-row>
        <table:table-row table:style-name="ro2" table:number-rows-repeated="65432">
          <table:table-cell table:number-columns-repeated="252"/>
        </table:table-row>
        <table:table-row table:style-name="ro2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number-style style:name="N5116" number:language="en" number:country="US">
      <number:number number:decimal-places="7" number:min-integer-digits="1"/>
    </number:number-style>
    <number:number-style style:name="N5117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7">10/17/2007</text:date>, <text:time>19:2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4-04-15T11:52:52</meta:creation-date>
    <dc:creator>Toon Verstraelen</dc:creator>
    <dc:date>2007-10-17T19:25:45</dc:date>
    <meta:editing-cycles>15</meta:editing-cycles>
    <meta:editing-duration>PT2H38M35S</meta:editing-duration>
    <meta:user-defined meta:name="Info 1"/>
    <meta:user-defined meta:name="Info 2"/>
    <meta:user-defined meta:name="Info 3"/>
    <meta:user-defined meta:name="Info 4"/>
    <meta:document-statistic meta:table-count="1" meta:cell-count="895"/>
  </office:meta>
</office:document-meta>
</file>